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text-properties fo:language="en" fo:country="GB"/>
    </style:style>
    <style:style style:name="P2" style:family="paragraph" style:parent-style-name="Anglais">
      <style:paragraph-properties fo:text-align="center" style:justify-single-word="false"/>
      <style:text-properties fo:language="en" fo:country="GB"/>
    </style:style>
    <style:style style:name="P3" style:family="paragraph" style:parent-style-name="Lieux">
      <style:text-properties fo:language="en" fo:country="GB" officeooo:rsid="0032df0d" officeooo:paragraph-rsid="001a0023"/>
    </style:style>
    <style:style style:name="P4" style:family="paragraph" style:parent-style-name="Titre_20_Chapitre">
      <style:paragraph-properties fo:break-before="page"/>
      <style:text-properties fo:language="en" fo:country="GB" officeooo:rsid="02d673a1" officeooo:paragraph-rsid="001a0023"/>
    </style:style>
    <style:style style:name="T1" style:family="text">
      <style:text-properties officeooo:rsid="02d947b9"/>
    </style:style>
    <style:style style:name="T2" style:family="text">
      <style:text-properties officeooo:rsid="02db807b"/>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2de61c"/>
    </style:style>
    <style:style style:name="T5" style:family="text">
      <style:text-properties fo:font-variant="normal" fo:text-transform="none" fo:color="#000000" fo:letter-spacing="normal" fo:font-style="normal" fo:font-weight="normal" officeooo:rsid="002e4ee4"/>
    </style:style>
    <style:style style:name="T6" style:family="text">
      <style:text-properties fo:font-variant="normal" fo:text-transform="none" fo:color="#000000" fo:letter-spacing="normal" fo:font-style="normal" fo:font-weight="normal" officeooo:rsid="0032df0d"/>
    </style:style>
    <style:style style:name="T7" style:family="text">
      <style:text-properties fo:font-variant="normal" fo:text-transform="none" fo:color="#000000" fo:letter-spacing="normal" fo:font-style="normal" fo:font-weight="normal" officeooo:rsid="02db807b"/>
    </style:style>
    <style:style style:name="T8" style:family="text">
      <style:text-properties fo:font-variant="normal" fo:text-transform="none" fo:color="#000000" fo:letter-spacing="normal" fo:font-style="normal" fo:font-weight="normal" officeooo:rsid="02dc8696"/>
    </style:style>
    <style:style style:name="T9" style:family="text">
      <style:text-properties fo:font-variant="normal" fo:text-transform="none" fo:color="#000000" fo:letter-spacing="normal" fo:font-style="normal" fo:font-weight="normal" officeooo:rsid="02ed6a4a"/>
    </style:style>
    <style:style style:name="T10" style:family="text">
      <style:text-properties fo:font-variant="normal" fo:text-transform="none" fo:color="#000000" fo:letter-spacing="normal" fo:font-style="normal" fo:font-weight="normal" officeooo:rsid="02ed9a1b"/>
    </style:style>
    <style:style style:name="T11" style:family="text">
      <style:text-properties fo:font-variant="normal" fo:text-transform="none" fo:color="#000000" fo:letter-spacing="normal" fo:font-style="normal" fo:font-weight="normal" officeooo:rsid="02efc26f"/>
    </style:style>
    <style:style style:name="T12" style:family="text">
      <style:text-properties fo:font-variant="normal" fo:text-transform="none" fo:color="#000000" fo:letter-spacing="normal" fo:font-style="normal" fo:font-weight="normal" officeooo:rsid="02f30067"/>
    </style:style>
    <style:style style:name="T13" style:family="text">
      <style:text-properties fo:font-variant="normal" fo:text-transform="none" fo:color="#000000" fo:letter-spacing="normal" fo:font-style="normal" fo:font-weight="normal" officeooo:rsid="02f1023c"/>
    </style:style>
    <style:style style:name="T14" style:family="text">
      <style:text-properties fo:font-variant="normal" fo:text-transform="none" fo:color="#000000" fo:letter-spacing="normal" fo:font-style="normal" fo:font-weight="normal" officeooo:rsid="001ee34e"/>
    </style:style>
    <style:style style:name="T15" style:family="text">
      <style:text-properties fo:font-variant="normal" fo:text-transform="none" fo:color="#000000" fo:letter-spacing="normal" fo:font-style="normal" fo:font-weight="normal" officeooo:rsid="001f3da1"/>
    </style:style>
    <style:style style:name="T16" style:family="text">
      <style:text-properties fo:font-variant="normal" fo:text-transform="none" fo:color="#000000" fo:letter-spacing="normal" fo:font-style="normal" fo:font-weight="normal" officeooo:rsid="0022ad08"/>
    </style:style>
    <style:style style:name="T17" style:family="text">
      <style:text-properties fo:font-variant="normal" fo:text-transform="none" fo:color="#000000" fo:letter-spacing="normal" fo:font-style="normal" fo:font-weight="normal" officeooo:rsid="00240170"/>
    </style:style>
    <style:style style:name="T18" style:family="text">
      <style:text-properties fo:font-style="normal" officeooo:rsid="02fc7a3a" style:font-style-asian="normal" style:font-style-complex="normal"/>
    </style:style>
    <style:style style:name="T19" style:family="text">
      <style:text-properties fo:font-style="normal" officeooo:rsid="00268a4d" style:font-style-asian="normal" style:font-style-complex="normal"/>
    </style:style>
    <style:style style:name="T20" style:family="text">
      <style:text-properties fo:font-style="normal" officeooo:rsid="02db807b" style:font-style-asian="normal" style:font-style-complex="normal"/>
    </style:style>
    <style:style style:name="T21" style:family="text">
      <style:text-properties fo:font-style="normal" officeooo:rsid="02f1023c" style:font-style-asian="normal" style:font-style-complex="normal"/>
    </style:style>
    <style:style style:name="T22" style:family="text">
      <style:text-properties fo:font-style="normal" officeooo:rsid="001f3da1" style:font-style-asian="normal" style:font-style-complex="normal"/>
    </style:style>
    <style:style style:name="T23" style:family="text">
      <style:text-properties fo:font-style="normal" fo:font-weight="normal" officeooo:rsid="02f9dc94" style:font-style-asian="normal" style:font-weight-asian="normal" style:font-style-complex="normal" style:font-weight-complex="normal"/>
    </style:style>
    <style:style style:name="T24" style:family="text">
      <style:text-properties officeooo:rsid="02df5ee8"/>
    </style:style>
    <style:style style:name="T25" style:family="text">
      <style:text-properties officeooo:rsid="02df67bc"/>
    </style:style>
    <style:style style:name="T26" style:family="text">
      <style:text-properties fo:font-style="italic" officeooo:rsid="02fc7a3a" style:font-style-asian="italic" style:font-style-complex="italic"/>
    </style:style>
    <style:style style:name="T27" style:family="text">
      <style:text-properties fo:font-style="italic" officeooo:rsid="001ee34e" style:font-style-asian="italic" style:font-style-complex="italic"/>
    </style:style>
    <style:style style:name="T28" style:family="text">
      <style:text-properties fo:font-style="italic" officeooo:rsid="00268a4d" style:font-style-asian="italic" style:font-style-complex="italic"/>
    </style:style>
    <style:style style:name="T29" style:family="text">
      <style:text-properties fo:font-style="italic" officeooo:rsid="002e4ee4" style:font-style-asian="italic" style:font-style-complex="italic"/>
    </style:style>
    <style:style style:name="T30" style:family="text">
      <style:text-properties fo:font-style="italic" officeooo:rsid="02db807b" style:font-style-asian="italic" style:font-style-complex="italic"/>
    </style:style>
    <style:style style:name="T31" style:family="text">
      <style:text-properties fo:font-style="italic" officeooo:rsid="02e141e4" style:font-style-asian="italic" style:font-style-complex="italic"/>
    </style:style>
    <style:style style:name="T32" style:family="text">
      <style:text-properties fo:font-style="italic" officeooo:rsid="02e24bbd" style:font-style-asian="italic" style:font-style-complex="italic"/>
    </style:style>
    <style:style style:name="T33" style:family="text">
      <style:text-properties fo:font-style="italic" officeooo:rsid="02f1023c" style:font-style-asian="italic" style:font-style-complex="italic"/>
    </style:style>
    <style:style style:name="T34" style:family="text">
      <style:text-properties fo:font-style="italic" officeooo:rsid="001f3da1" style:font-style-asian="italic" style:font-style-complex="italic"/>
    </style:style>
    <style:style style:name="T35" style:family="text">
      <style:text-properties fo:font-style="italic" fo:font-weight="normal" officeooo:rsid="02f9dc94" style:font-style-asian="italic" style:font-weight-asian="normal" style:font-style-complex="italic" style:font-weight-complex="normal"/>
    </style:style>
    <style:style style:name="T36" style:family="text">
      <style:text-properties officeooo:rsid="002e4ee4" style:font-style-asian="normal" style:font-style-complex="normal"/>
    </style:style>
    <style:style style:name="T37" style:family="text">
      <style:text-properties officeooo:rsid="02e141e4" style:font-style-asian="normal" style:font-style-complex="normal"/>
    </style:style>
    <style:style style:name="T38" style:family="text">
      <style:text-properties officeooo:rsid="02e24bbd" style:font-style-asian="normal" style:font-style-complex="normal"/>
    </style:style>
    <style:style style:name="T39" style:family="text">
      <style:text-properties officeooo:rsid="02e24bbd"/>
    </style:style>
    <style:style style:name="T40" style:family="text">
      <style:text-properties officeooo:rsid="02dfa378"/>
    </style:style>
    <style:style style:name="T41" style:family="text">
      <style:text-properties officeooo:rsid="02e43cc0"/>
    </style:style>
    <style:style style:name="T42" style:family="text">
      <style:text-properties officeooo:rsid="02e7b918"/>
    </style:style>
    <style:style style:name="T43" style:family="text">
      <style:text-properties officeooo:rsid="02eba04e"/>
    </style:style>
    <style:style style:name="T44" style:family="text">
      <style:text-properties style:text-position="super 58%" officeooo:rsid="02eba04e"/>
    </style:style>
    <style:style style:name="T45" style:family="text">
      <style:text-properties fo:font-weight="bold" officeooo:rsid="02eba04e" style:font-weight-asian="bold" style:font-weight-complex="bold"/>
    </style:style>
    <style:style style:name="T46" style:family="text">
      <style:text-properties fo:font-weight="bold" officeooo:rsid="02ebeb3f" style:font-weight-asian="bold" style:font-weight-complex="bold"/>
    </style:style>
    <style:style style:name="T47" style:family="text">
      <style:text-properties fo:font-weight="bold" officeooo:rsid="02ed6a4a" style:font-weight-asian="bold" style:font-weight-complex="bold"/>
    </style:style>
    <style:style style:name="T48" style:family="text">
      <style:text-properties fo:font-weight="bold" officeooo:rsid="02ed9a1b" style:font-weight-asian="bold" style:font-weight-complex="bold"/>
    </style:style>
    <style:style style:name="T49" style:family="text">
      <style:text-properties fo:font-weight="bold" officeooo:rsid="02efc26f" style:font-weight-asian="bold" style:font-weight-complex="bold"/>
    </style:style>
    <style:style style:name="T50" style:family="text">
      <style:text-properties fo:font-weight="bold" officeooo:rsid="0024017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2eba04e" style:font-weight-asian="normal" style:font-weight-complex="normal"/>
    </style:style>
    <style:style style:name="T53" style:family="text">
      <style:text-properties fo:font-weight="normal" officeooo:rsid="02ebeb3f" style:font-weight-asian="normal" style:font-weight-complex="normal"/>
    </style:style>
    <style:style style:name="T54" style:family="text">
      <style:text-properties fo:font-weight="normal" officeooo:rsid="02ed6a4a" style:font-weight-asian="normal" style:font-weight-complex="normal"/>
    </style:style>
    <style:style style:name="T55" style:family="text">
      <style:text-properties fo:font-weight="normal" officeooo:rsid="02ed9a1b" style:font-weight-asian="normal" style:font-weight-complex="normal"/>
    </style:style>
    <style:style style:name="T56" style:family="text">
      <style:text-properties fo:font-weight="normal" officeooo:rsid="00240170" style:font-weight-asian="normal" style:font-weight-complex="normal"/>
    </style:style>
    <style:style style:name="T57" style:family="text">
      <style:text-properties officeooo:rsid="02ed9a1b"/>
    </style:style>
    <style:style style:name="T58" style:family="text">
      <style:text-properties officeooo:rsid="02ee19a1"/>
    </style:style>
    <style:style style:name="T59" style:family="text">
      <style:text-properties officeooo:rsid="02efc26f"/>
    </style:style>
    <style:style style:name="T60" style:family="text">
      <style:text-properties officeooo:rsid="02f1023c"/>
    </style:style>
    <style:style style:name="T61" style:family="text">
      <style:text-properties officeooo:rsid="02f30067"/>
    </style:style>
    <style:style style:name="T62" style:family="text">
      <style:text-properties officeooo:rsid="02f53634"/>
    </style:style>
    <style:style style:name="T63" style:family="text">
      <style:text-properties officeooo:rsid="02f8cbee"/>
    </style:style>
    <style:style style:name="T64" style:family="text">
      <style:text-properties officeooo:rsid="02f9dc94"/>
    </style:style>
    <style:style style:name="T65" style:family="text">
      <style:text-properties officeooo:rsid="02fb705b"/>
    </style:style>
    <style:style style:name="T66" style:family="text">
      <style:text-properties officeooo:rsid="02fc5ff5"/>
    </style:style>
    <style:style style:name="T67" style:family="text">
      <style:text-properties officeooo:rsid="02fc7a3a"/>
    </style:style>
    <style:style style:name="T68" style:family="text">
      <style:text-properties officeooo:rsid="001ee34e"/>
    </style:style>
    <style:style style:name="T69" style:family="text">
      <style:text-properties officeooo:rsid="001f3da1"/>
    </style:style>
    <style:style style:name="T70" style:family="text">
      <style:text-properties officeooo:rsid="0021135b"/>
    </style:style>
    <style:style style:name="T71" style:family="text">
      <style:text-properties officeooo:rsid="00224668"/>
    </style:style>
    <style:style style:name="T72" style:family="text">
      <style:text-properties officeooo:rsid="0022ad08"/>
    </style:style>
    <style:style style:name="T73" style:family="text">
      <style:text-properties officeooo:rsid="00240170"/>
    </style:style>
    <style:style style:name="T74" style:family="text">
      <style:text-properties officeooo:rsid="00243721"/>
    </style:style>
    <style:style style:name="T75" style:family="text">
      <style:text-properties officeooo:rsid="00257185"/>
    </style:style>
    <style:style style:name="T76" style:family="text">
      <style:text-properties officeooo:rsid="00268a4d"/>
    </style:style>
    <style:style style:name="T77" style:family="text">
      <style:text-properties officeooo:rsid="0027cb7d"/>
    </style:style>
    <style:style style:name="T78" style:family="text">
      <style:text-properties officeooo:rsid="0029fc74"/>
    </style:style>
    <style:style style:name="T79" style:family="text">
      <style:text-properties officeooo:rsid="002a7610"/>
    </style:style>
    <style:style style:name="T80" style:family="text">
      <style:text-properties officeooo:rsid="002c5152"/>
    </style:style>
    <style:style style:name="T81" style:family="text">
      <style:text-properties officeooo:rsid="002de448"/>
    </style:style>
    <style:style style:name="T82" style:family="text">
      <style:text-properties officeooo:rsid="002de61c"/>
    </style:style>
    <style:style style:name="T83" style:family="text">
      <style:text-properties officeooo:rsid="002e4ee4"/>
    </style:style>
    <style:style style:name="T84" style:family="text">
      <style:text-properties officeooo:rsid="002e8fac"/>
    </style:style>
    <style:style style:name="T85" style:family="text">
      <style:text-properties officeooo:rsid="00308b12"/>
    </style:style>
    <style:style style:name="T86" style:family="text">
      <style:text-properties officeooo:rsid="00319f5c"/>
    </style:style>
    <style:style style:name="T87" style:family="text">
      <style:text-properties officeooo:rsid="02dad78a"/>
    </style:style>
    <style:style style:name="T88" style:family="text">
      <style:text-properties officeooo:rsid="02df4f39"/>
    </style:style>
    <style:style style:name="T89" style:family="text">
      <style:text-properties officeooo:rsid="02e141e4"/>
    </style:style>
    <style:style style:name="T90" style:family="text">
      <style:text-properties officeooo:rsid="02e6305a"/>
    </style:style>
    <style:style style:name="T91" style:family="text">
      <style:text-properties officeooo:rsid="02e7158c"/>
    </style:style>
    <style:style style:name="T92" style:family="text">
      <style:text-properties officeooo:rsid="02ebeb3f"/>
    </style:style>
    <style:style style:name="T93" style:family="text">
      <style:text-properties officeooo:rsid="02ec3112"/>
    </style:style>
    <style:style style:name="T94" style:family="text">
      <style:text-properties officeooo:rsid="02ed6a4a"/>
    </style:style>
    <style:style style:name="T95" style:family="text">
      <style:text-properties officeooo:rsid="003889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hapter 17: The Philosopher’s Stone</text:h>
      <text:h text:style-name="P3" text:outline-level="3"/>
      <text:p text:style-name="P1">Sergei was swiftly flying through the woods. He was silent and near invisible; nobody noticed he was passing through. Neither the centaurs, paying attention to the slightest cariations in the forest, nor the clan of demonins sleeping in the deepest caves, nor even the werewolves hunting on this bloody full moon. </text:p>
      <text:p text:style-name="P1">The vampire eventually reached the border of the Forbidden Forest, and stopped to observe the grand castle on the other side of the lake. The moon was visible through the towers, and despite the time, numerous windows were lit up. Somewhere, inside his bed, Vlad was sleeping or reviewing. The end of year exams were soon to start, and Sergei thought that his young protégé ought <text:span text:style-name="T1">to work hard, like every respectable Ravenclaw. </text:span></text:p>
      <text:p text:style-name="P1">The Vampire heard a growl behind him, but did not even look back. The werewolf was not a threat. Not for him. The growl increased and Sergei frowned, sightly turing his head to look at the dark shape a few metres behind. The beast was hesitant to leave the cover of the forest, but it wanted blood, like every one of its kind on this night. The vampire noticed the shiny fur and the still thin arms and legs. It was only a cub, probably on its first transformation. A wolf cub that was oblivious of his status as prey of a vampire as ancient as the Clan Chief of St-Petersburg. </text:p>
      <text:p text:style-name="P1"><text:span text:style-name="T1">Sergei let his true face show for a fraction of a second. The one he used with other magical creatures. The face that revealed his deep nature as a creature of darkness. His scarlet eyes sparkled with a sinister glow, like feline eyes. His skin was covered with dark veins, creating a complex painting with some symbols on it. </text:span><text:span text:style-name="T87">Symbols of heriloom and his bloodline, showing everyone his ancestors. Whatsmore, as he growled back, his lips revealed two sharp and oversized canines. Canines that fascinated and terrified humans. </text:span></text:p>
      <text:p text:style-name="P1">The warewolf whined, terrified, when the odour of death reached its nose, and it stepped back, tail between legs and ears folded back, to disappear between the leaves. </text:p>
      <text:p text:style-name="P1"><text:span text:style-name="T87">Sergei smiled darkly and transformed his face back to a more human look, before giving his attention back to the castle. Albus Dumbledore had lure a Dark mage into the school’s premises. He had lowered the magical protections, leaving the door wide open to any magical-sensitive creature. However, he was smart enough – in his folly – to have created the breach in the Forbidden Forest side. Hogwarts, magical entity itself, as well as the presence of hundreds of students, made the school a high place of magic. This much power was </text:span><text:span text:style-name="T2">bringing dangerous and unrespectable creatures… Sergei swore he would kill this man of “the greater good” who was endangering hundreds of still innocent young wizards. Children that were sent by their family in one of the safest places of the British Iles. In theory… </text:span></text:p>
      <text:p text:style-name="P1"><text:span text:style-name="T30">Safe…</text:span><text:span text:style-name="T20"> With the ectoplasm here, Sergei would not have said that Hogwarts was safe, quite the opposite, in fact… The vampire breathed in slowly, feeling the characteristic smell of Dark magic. </text:span><text:span text:style-name="T2">Vladmir was right. Voldemort was already there. </text:span></text:p>
      <text:p text:style-name="P1"><text:span text:style-name="T7">Gritting his teath, the vampire forced himself to think about the promise he made to Katya. Not killing the old fart that was called himself headmaster/ Not while Vald was a student at the school. </text:span><text:soft-page-break/><text:span text:style-name="T8">Why has Dumbledore not been fired by the Board of Governors? Probably because he still had numerous supporting figures, despite his fall. With a bit of luck, Vlad would go to Durmstrang next year, Sergei thought. </text:span></text:p>
      <text:p text:style-name="P1"><text:span text:style-name="T88">The Vampire was not an idiot, however. He was </text:span><text:span text:style-name="T24">watching</text:span><text:span text:style-name="T88"> Vladmir from afar since his encounter with Voldemort in the forest. He would not change schools, not any more. All his friends were there. He would stay with him. </text:span></text:p>
      <text:p text:style-name="P1"><text:span text:style-name="T88">Sergei left the cover of the woods when the castle fell asleep and furtively traversed the grounds. When he arrived at the foot of Ravenclaw’s tower, he set himself to climb it, playing with gravity like it did not exist. The laws of physics barely applied to vampires. He perched on the window his godson shared with Kevin Entwhis</text:span><text:span text:style-name="T24">t</text:span><text:span text:style-name="T88">le and looked inside. </text:span></text:p>
      <text:p text:style-name="P1"><text:span text:style-name="T88">Like every night, Vlad slept with the curtains open. On his stomach, a dark thing in the shape of an old wizard’s hat lied. André. A light figure was perched </text:span><text:span text:style-name="T24">on the headboard, watching the two sleepers. Fawkes. To Sergei, the most imporbable Vladmir had made was without any doubt Hogwarts’ Sorting Hat. Every single night, the magical being watched the Russian’s sleep, helped by the phoenix that he used as transportation. Sergei was thankful to the entity to have protected Vladmir’s dreams when he had a hard time moving on from Natashka’s death. His ability to get inside people’s minds had been rather helpful. </text:span></text:p>
      <text:p text:style-name="P1"><text:span text:style-name="T24">Sergei calmly settled on the exterior </text:span><text:span text:style-name="T25">window sill and got lost in the contemplation of the sky, his thoughts focused on his little protégé. The small group gravitating around Vladmir pleased him. He had met them all during the Chrstmas holidays, and they had left a good impression on him. The vampire noted the differences between then and now, especially in the two Muggle-Borns. Kevin could pass as a Pure-Blood because of his extensive knowledge on the magical world and how his behaviour had changed. </text:span><text:span text:style-name="T40">His intelligence was impressive, and his immature and playful behaviour with the other student hid a young boy with noble and aristocratic manners. </text:span></text:p>
      <text:p text:style-name="P1"><text:span text:style-name="T89">The young Hermione was the one that had changed the most, despite the fact that she still looked like the intelligent and brave Gryffindor she used to be. Blessed by the purest magical creature, nobody knew yet that she would develop powerful abilities. Sergei wondered of her blood had taken characteristics of unicorns, especially the silver colour. He would have to check soon, because a human ought to have red blood. Hermione ran the risk to be tracked by ill-intended wizards if the properties of the fluid running in her veins were to be known publicly. Hermione had become a </text:span><text:span text:style-name="T31">Dame-à-la-Licorne</text:span><text:span text:style-name="T37">. </text:span></text:p>
      <text:p text:style-name="P1">The vampire sighed when he thought about the future powers of the small human. Licorines had always been famous witches with mythical names/ Circe, Mary of Nazareth, Viviane of the Lake… </text:p>
      <text:p text:style-name="P1"><text:span text:style-name="T89">The two other friends of Vladmir also interested the Russian vampire. Draco Malfoy was slowly but surely detached himself </text:span><text:span text:style-name="T39">from the example set by his father, not repeating the same mistakes. His spirit was slowly sharpening in contact with the reality of the wizarding world, and he was starting to understand that being the son of an important person was not everything… He was developing his own personality, which was an incredible loyalty to his friends and a remarkable Slythering intelligence that would bring him far. </text:span></text:p>
      <text:p text:style-name="P1"><text:soft-page-break/><text:span text:style-name="T39">However, the Longbottom heir was the one that pleased Sergei the most. If he did not know, he could have thought that he was raised with Vladmir, judging by how the two boys understood each other so easily. Neville was a good actor, playing a play of subterfuge that forced respect. Augusta had raised her grandson brilliantly. In a few years, Neveille would be part of the ruling English aristocracy… The one that stayed in the shadows of the state. The one that actually ruled the country </text:span><text:span text:style-name="T32">from</text:span><text:span text:style-name="T38"> the shadows. </text:span></text:p>
      <text:p text:style-name="P1">Observing the life in the castle, Sergei continued his mission during the month leading to the exams. Vladmir had felt his presence from the start but had continued his student life, intentionally ignoring his protector. The vampire was satisfied that he unuuderstood the necessity of staying hidden and thus followed the life of Vlad and his friends. </text:p>
      <text:p text:style-name="P1"><text:span text:style-name="T39">He loughed at the attempts from Snape to understand the link between the children. The professor was short-tempered from the examplary behaviour of Hermione, Kevin and Vladmir that left him without any detention justifications or intimidation possibility. He thus had to try </text:span><text:span text:style-name="T41">to extort information from his godson. </text:span><text:span text:style-name="T90">The scene was rather marvelous from the point of view of the Russian vampire, which increased the respect Sergei had for the young Malfoy’s abilities. Draco had played on the blood oath, using the protection instincts of his godfather to get out of the questioning. Sergei had an increased respect in Severus Snape however. Despite the increasing frustration of the Potions professor and his aggressive and mean behaviour, Snape was doing his best to discreetmy help Vlad, regularly ensuring his mental barriers were strong enough. The exchanges, cold and sharp, were a real support for Vladmir. Sergei knew his protégé liked the lack of pity and condescension from the Head of Slytherin. </text:span></text:p>
      <text:p text:style-name="P1"><text:span text:style-name="T90">He groaned inwardly when seeing the gratuitous mean bahaviour of the Transfiguration professor, who went out of her way to continuously belittle Vlad. The slightest mistake was sanctionned, and she refused to see the work he put in. </text:span><text:span text:style-name="T91">Sergei saw him review his homework hard, as it was the subject he waws the least proficient in. Every night, he worked with the help of the other students of his House. Despite the poor results, and the belittlement from Professor McGonagall, he did not give up and continued. Sergei had contacted a member of his clan for tutoring in the summer. He could not allow that woman to keep picking on Vlad. One day, he finally had enough and when his anger rose, he slipped in the old hag’s room and gave her the fright of her life. Several nights, she woke up with the impression of a horrible nightmare but without any memory of it. Sergei sadistically enjoyed slipping in her dreams and feeding off her fears… Who said vampires only ate blood? </text:span></text:p>
      <text:p text:style-name="P1">Probably an idiotic Defence Against Dark Arts teacher, who had never met real vampires. In fact, that professor in particular unsettled Sergei. Quirinus Quirell gave off something morbid. He could feel Dark magic swriling around him. </text:p>
      <text:p text:style-name="P1">He was certain that this man was aware of the presence of Voldemort, but despite all his efforts, he had not managed to locate the Dark mage’s etheral form… And his vampire instinct screamed at him when he got too close from the Defence teacher. Why? He did not know. However, the man was a montrsosity. Something that should never have existed. </text:p>
      <text:p text:style-name="P1">Thus, Sergei stayed wary. He had met Death Eaters. Lucius Malfoy, Severus Snape, Igor Karkaroff, but none left him this uneasy. Quirell was different from all of them. </text:p>
      <text:p text:style-name="P1"><text:soft-page-break/>It was thus wanting to know the whole story that he waited for the small group of friends. He suspected they would come from their assigned room after the end of their History of Magic exam, the last one that year. He suddenly heard something and smailed. </text:p>
      <text:p text:style-name="P1">“… <text:span text:style-name="T42">didn’t even need to learn about the 1637 Werewolf Code of Conduct, nor the assention of Elfric the insatiable,” Hermione’s high voice said. </text:span></text:p>
      <text:p text:style-name="P1">“<text:span text:style-name="T43">The question on the 7</text:span><text:span text:style-name="T44">th</text:span><text:span text:style-name="T43"> Gobin War was rather specific, I hope I told enough about the implications of the goblin Lords.” </text:span></text:p>
      <text:p text:style-name="P1">“<text:span text:style-name="T43">They’re called hobgoblins” </text:span></text:p>
      <text:p text:style-name="P1">“<text:span text:style-name="T43">Why don’t we learn that in History of Magic? Frankly, we don’t have any lesson on the magical society.” </text:span></text:p>
      <text:p text:style-name="P1">“Because…” </text:p>
      <text:p text:style-name="P1">The door just opened on Vladmir, who froze on the landing when he saw the vampire leaning on the window sill. Sergei smiled, amused when he saw Hermione bump in the suddunly immobile young Russian. </text:p>
      <text:p text:style-name="P1">“<text:span text:style-name="T43">Blimey Vlad what? Oh! Hi Mister Pokhastovine!” </text:span></text:p>
      <text:p text:style-name="P1">“<text:span text:style-name="T43">Hi Hermione, didn’t I already tell you to call me Sergei?” </text:span></text:p>
      <text:p text:style-name="P1">“<text:span text:style-name="T43">Hi Sergei!” the third one exclaimed, pushing the two statues around. The vampire responded to the enthousiast greeting from the blue-eyed Ravenclaw, and Vladmir seemed to finally emerge from his surprise. </text:span></text:p>
      <text:p text:style-name="P1">“<text:span text:style-name="T45">You finally show yourself, then</text:span><text:span text:style-name="T52">?” </text:span></text:p>
      <text:p text:style-name="P1">“<text:span text:style-name="T45">Finally</text:span><text:span text:style-name="T52">?”, Sergei mused, </text:span><text:span text:style-name="T53">even if he was surprised by his young protégé. </text:span></text:p>
      <text:p text:style-name="P1">“<text:span text:style-name="T46">You were hid in the castle for two months, so yeah, finally</text:span><text:span text:style-name="T53">.” </text:span></text:p>
      <text:p text:style-name="P1">This time, the vampire frowned, losing his smile and approaching the young Kemenov. </text:p>
      <text:p text:style-name="P1">“<text:span text:style-name="T46">Are you alright, Kitty</text:span><text:span text:style-name="T53">?” the asked softly, while Kevin and Hermione sat down a bit further, letting them have some intimacy. </text:span></text:p>
      <text:p text:style-name="P1">“<text:span text:style-name="T46">Of course, thanks for asking</text:span><text:span text:style-name="T53">,” the Russian nearly spat, letting his warm mask fall. </text:span><text:span text:style-name="T92">His eyes sparked with anger, and something that surprised the vampire. Pain. </text:span></text:p>
      <text:p text:style-name="P1">Sergei held back a sigh. He was not a human any more. Some reactions seemed strange to him, and Vladmir’s about Natashka’s death was one of them. As a vampire, he would have moved on. It was just a part of the cycle of life. But it seemed that Vladmir suffered in silence for longer than he would have thought. He had underestimated the affection between the two children. </text:p>
      <text:p text:style-name="P1"><text:span text:style-name="T92">The vampire didn’t hesitate and held the boy between his cold arms. </text:span><text:span text:style-name="T93">Vladmir straigthened before letting himself go and Sergei firmly held Vlad against him, givin him his silent support. </text:span><text:span text:style-name="T94">He had been a idiot in thinking that all was well, to only judge by Vladmir’s joyful or serious face, even if he knew perfectly well his ability to hide his emotions. </text:span></text:p>
      <text:p text:style-name="P1">“<text:span text:style-name="T47">I’m sorry, Kitty</text:span><text:span text:style-name="T54">,” he whispered, “</text:span><text:span text:style-name="T47">I did not think you were that unwell</text:span><text:span text:style-name="T54">.” </text:span></text:p>
      <text:p text:style-name="P1"><text:soft-page-break/>“<text:span text:style-name="T47">I still have nightmares…</text:span><text:span text:style-name="T54">” Vlad whispered back. </text:span>“<text:span text:style-name="T47">Snape tells me it’s normal, that it’s because I don’t want to forget. He thinks that because of that, the door of this memory is not shut tight, despite all his efforts</text:span><text:span text:style-name="T54">.” </text:span></text:p>
      <text:p text:style-name="P1">How could have Sergei have missed this conversation? He was sure he had been to all their meetings. He gritted his teeth and tightened his grasp on the boy’s shoulders. </text:p>
      <text:p text:style-name="P1">“<text:span text:style-name="T47">It doesn’t explain why you’re angry</text:span><text:span text:style-name="T54">.” </text:span></text:p>
      <text:p text:style-name="P1">“…<text:span text:style-name="T51">” </text:span></text:p>
      <text:p text:style-name="P1">“<text:span text:style-name="T47">Vladmir Vassilievitch</text:span><text:span text:style-name="T54">,” Sergei threatened him. </text:span></text:p>
      <text:p text:style-name="P1">“<text:span text:style-name="T47">I have nightmares about my parents’ death once again</text:span><text:span text:style-name="T54">.” </text:span></text:p>
      <text:p text:style-name="P1">“<text:span text:style-name="T47">You hadn’t had one since Grigori taught you Occlumency…</text:span><text:span text:style-name="T54">” </text:span></text:p>
      <text:p text:style-name="P1">“<text:span text:style-name="T47">I know… and I have headaches… My scar. Voldemort is near, and I have migranes.</text:span><text:span text:style-name="T54">” </text:span></text:p>
      <text:p text:style-name="P1"><text:span text:style-name="T9">Sergei lowered his head, looking at the dark hair in his tunic. Vladmir rarely </text:span><text:span text:style-name="T10">ever accepted a hug. Except when he needed much comfort. The vampire put his pale hand on the dark hair, and stroked it. </text:span></text:p>
      <text:p text:style-name="P1">“<text:span text:style-name="T48">This winter’s war has left a mark on you, Kitty. I know it weakened your Occlumency barriers. Your memories are less focussed and fragments flow out. And if Voldemort is here, it’s normal the Horcrux manifests itself, altering your barriers even more.</text:span><text:span text:style-name="T55">” </text:span></text:p>
      <text:p text:style-name="P1">“<text:span text:style-name="T48">I am so tired, Sergei…” </text:span></text:p>
      <text:p text:style-name="P1">“<text:span text:style-name="T48">I’ll tell Grigoro, he’ll see you when you return to Russia. Did you tell them about the migraines and their reason?</text:span><text:span text:style-name="T55">” </text:span></text:p>
      <text:p text:style-name="P1">“<text:span text:style-name="T48">They know about Horcruxes, but not about mine…</text:span><text:span text:style-name="T55">” Vladmir whispered agaisnt the vampire’s torso. </text:span></text:p>
      <text:p text:style-name="P1">It was not the thing he told anyone, even close friends. He finally left Sergei’s embrace and only an alert observer could notice the red eyes. Vladmir smiled for his friends, and asked Sergei in English what he was doing in their room. </text:p>
      <text:p text:style-name="P1">“<text:span text:style-name="T57">I was going to tell you I would interrogate Quirell. Do you have any additional information?” </text:span></text:p>
      <text:p text:style-name="P1">Hermione shook he head while Kevin scratched his chin while thinking, visibly searching for small differences. </text:p>
      <text:p text:style-name="P1">“<text:span text:style-name="T57">He’s been more anxious for a while.” </text:span></text:p>
      <text:p text:style-name="P1">“<text:span text:style-name="T57">Of course, Godfather harasses him”, a haughty voice intervened. </text:span></text:p>
      <text:p text:style-name="P1">“<text:span text:style-name="T57">Blimey Malfoy, knock!” Vladmir groaned. </text:span></text:p>
      <text:p text:style-name="P1">“<text:span text:style-name="T57">Oi! Calm down Kemenov! It’s not my fault you failed Transfiguration!” </text:span></text:p>
      <text:p text:style-name="P1"><text:span text:style-name="T57">Sergei greeted the Malfoy and Logbottom heirs who </text:span><text:span text:style-name="T58">had come together, an extremely rare occurrence that Hermione did not fail to notice. </text:span></text:p>
      <text:p text:style-name="P1"/>
      <text:p text:style-name="P1"><text:soft-page-break/>“<text:span text:style-name="T58">All the first-year students celebrate the en of the exams, and the other years still have lessons or are revising! </text:span><text:span text:style-name="T59">We just passed Quirell with a pile to mark. I thought he was sick, but, well...” </text:span></text:p>
      <text:p text:style-name="P1"><text:span text:style-name="T3">“</text:span><text:span text:style-name="T11">He looked at us </text:span><text:span text:style-name="T12">strangely</text:span><text:span text:style-name="T11">,” Neville noted. </text:span></text:p>
      <text:p text:style-name="P1">“<text:span text:style-name="T59">Of course, I usually spend my time insulting him”, Draco and his raised eyebrow mused. </text:span></text:p>
      <text:p text:style-name="P1">Vladmir distractedly touched his scar when he heard about the Defence professor, and Sergei face darkened, an enormous doubt growing in him. </text:p>
      <text:p text:style-name="P1">“<text:span text:style-name="T49">Vlad, are all your headaches there each time you are near this man?” </text:span></text:p>
      <text:p text:style-name="P1">Vlad frowned as he swore in several languages, crossing Hermione. </text:p>
      <text:p text:style-name="P1">“<text:span text:style-name="T59">He’s hiding it on him!” </text:span></text:p>
      <text:p text:style-name="P1">“<text:span text:style-name="T59">Wait a minute, Vlad. Who hides what?” Kevin slowly asked, standing up from his chair, worried about the Russian’s sudden spark. </text:span></text:p>
      <text:p text:style-name="P1">“<text:span text:style-name="T59">Quirell. His dark aura from a Dark act…” </text:span></text:p>
      <text:p text:style-name="P1">“<text:span text:style-name="T59">Yes, you told us about it,” Hermine cut him. </text:span></text:p>
      <text:p text:style-name="P1">“<text:span text:style-name="T59">I told you the reason Voldemort survived…” </text:span></text:p>
      <text:p text:style-name="P1">“<text:span text:style-name="T59">Yes. Horcruxes,” Draco shiverd as Neville grimaced. </text:span></text:p>
      <text:p text:style-name="P1">“<text:span text:style-name="T59">I didn’t find much on that in the library,” Hemione told them. </text:span>“<text:span text:style-name="T59">Only a sentence </text:span><text:span text:style-name="T60">say</text:span><text:span text:style-name="T59">ing it was highly Dark magic.” </text:span></text:p>
      <text:p text:style-name="P1">“<text:span text:style-name="T60">You could only find that information in the libraries of Dark families or countries”, Neville told her. </text:span>“<text:span text:style-name="T60">Those books are not for school students.” </text:span></text:p>
      <text:p text:style-name="P1">“<text:span text:style-name="T60">Even the Restricted section?” </text:span></text:p>
      <text:p text:style-name="P1">“<text:span text:style-name="T60">Even there,” Sergei confirmed. </text:span>“<text:span text:style-name="T60">I looked in it a bit and there are some disreputable book, but nothing forbidden. And books about Soul magic are forbidden.” </text:span></text:p>
      <text:p text:style-name="P1">“The…<text:span text:style-name="T60"> thing.. that Voldemort became because he drank unicorn blood is probably solid and powerful enough to attach to someone.” </text:span></text:p>
      <text:p text:style-name="P1">“<text:span text:style-name="T60">Like a leech?” Kevin was horrified. </text:span></text:p>
      <text:p text:style-name="P1">“<text:span text:style-name="T60">Yes,” Vladmir nodded. </text:span>“<text:span text:style-name="T60">It is quite probable that Quirell hosts Volemort on him.” </text:span></text:p>
      <text:p text:style-name="P1">Hermione hiccuped in horror and put her hand over her mouth. </text:p>
      <text:p text:style-name="P1">“<text:span text:style-name="T60">You’re telling me that since the start of the school year, we’re working against one… or rather two Dark mages?” Draco whisperd. </text:span></text:p>
      <text:p text:style-name="P1">Vladmir nodded and Sergei was thoughtful. </text:p>
      <text:p text:style-name="P1">“<text:span text:style-name="T60">Kids, I will say a word or two with that professor. I would like </text:span><text:span text:style-name="T21">you to stay here… </text:span><text:span text:style-name="T33">all of you</text:span><text:span text:style-name="T21">,” he added when he saw Vladmir open his mouth, probably to accompany him. </text:span></text:p>
      <text:p text:style-name="P1"><text:soft-page-break/><text:span text:style-name="T13">The small group noded and Vladmir, to Sergei’s surprise, did not even try to argue. Sergei did not notice the dangerous spark in Vladmir’s eyes and suddenly disappeared, making Hermione </text:span><text:span text:style-name="T12">exclaim in surpised. Nobody could Aparated in Hogwarts! </text:span></text:p>
      <text:p text:style-name="P1">“<text:span text:style-name="T61">It’s shadow movement, Mione,” Vladmir mused. </text:span>“<text:span text:style-name="T61">Vampiric technique.” </text:span></text:p>
      <text:p text:style-name="P1">“<text:span text:style-name="T61">I am curious to see the protections Dumbledore put on the Philosopher’s Stone, aren’t you?” </text:span></text:p>
      <text:p text:style-name="P1">All the looks turned to Kevin, who smiled immocently. </text:p>
      <text:p text:style-name="P1">“<text:span text:style-name="T61">If Sergei deals with Quirell, we wouldn’t have to meet a certain Dark mage, would we?” </text:span></text:p>
      <text:p text:style-name="P1">“<text:span text:style-name="T61">Magia be cursed, Entwhistle”, Draco groned, “why are you in Ravenclaw?” </text:span></text:p>
      <text:p text:style-name="P1"><text:span text:style-name="T61">Despite Malfoy’s comment, Kevin had </text:span><text:span text:style-name="T62">perfectly </text:span><text:span text:style-name="T61">summarised most of their thoughts. </text:span><text:span text:style-name="T63">Vladmir unsheathed his wand, and started playing with it. </text:span></text:p>
      <text:p text:style-name="P1">“<text:span text:style-name="T63">The Headmaster will not be here until noon tomorrow”, he whipered. </text:span>“<text:span text:style-name="T63">If there are detection alarms, we’ll have time to get out of the forbidden corridor before he comes back.” </text:span></text:p>
      <text:p text:style-name="P1">Their decision was quick, despite some reluctance. The five first-years finally lokked at each other and stood up all at the same time. </text:p>
      <text:p text:style-name="P1">“<text:span text:style-name="T63">Ready to break the rules?” Neville sneered. </text:span></text:p>
      <text:p text:style-name="P1">“<text:span text:style-name="T63">We’ve all done it before”, Vladmir jeered in return. </text:span>“<text:span text:style-name="T63">A little bit more isn’t that big…” </text:span></text:p>
      <text:p text:style-name="P1">“<text:span text:style-name="T63">Frankly guys, you are a bad influence,” Hermione responded with a smile. </text:span>“<text:span text:style-name="T63">Befor knowing you, I would never have done something illegal.” </text:span></text:p>
      <text:p text:style-name="P1">“<text:span text:style-name="T63">Nothing, Granger? </text:span>“<text:span text:style-name="T63">Your live probably was boring,” Draco joked. </text:span></text:p>
      <text:p text:style-name="P1">“<text:span text:style-name="T63">Quoth the prodigious dady’s boy,” Kevin added. </text:span></text:p>
      <text:p text:style-name="P1"><text:span text:style-name="T63">They </text:span><text:span text:style-name="T64">laughed heartily, promissing Hermione, Draco, and Kevin to releive their anxiousness. They would go look for a mythical stone that one of the most dangerous Dark mages coveted, after all! The protections were probably deadly… Though they were all feeling that little shiver of adrenaline motivating them. </text:span></text:p>
      <text:p text:style-name="P1">Fear came back when they reached the Cerberus’ door. A muffled music passed through the thick wood block, and that only increased their anxiety. </text:p>
      <text:p text:style-name="P1"><text:span text:style-name="T64">Hermione, clearly remmebering the previous time, was the most stressed out, while Vladmir and Neville worried about what they would find </text:span><text:span text:style-name="T35">after</text:span><text:span text:style-name="T23"> the dog. </text:span><text:span text:style-name="T64">They were no fools, they boh knew the effect of music – good or bad – on Cerberuses. One of the most famous tales in the wizarding world told about that kind of magical creature. The only thing to do was hope that the harp, probably charmed, would not uncharm itself. After that… they preferred not to think about </text:span><text:span text:style-name="T65">it</text:span><text:span text:style-name="T64">... </text:span></text:p>
      <text:p text:style-name="P1">Draco was also anxious… Hermione had passed some of her panic to him and his hands were trembling. Despite all of that, he stayed as straight and hauty as usual. His manners were so deeply rooted in him that he displayed his nobility despite his fear. As for Kevin… he stayed true to himself. No fear, only endless curiosity at the idea of discovering a new magical creature, and seeing with his own eyes the infamous Dark mage that had terrorised the wizarding world. </text:p>
      <text:p text:style-name="P1"><text:soft-page-break/><text:span text:style-name="T65">They looked at each other, unsheathed their wands, and opened the door with a charm. A harp was playing a soft music besides the three-headed dog. The creature was snoring from all three mouths, thick </text:span><text:span text:style-name="T66">trickles of saliva flowing from its chops. </text:span></text:p>
      <text:p text:style-name="P1">“<text:span text:style-name="T26">Suavis cunaria</text:span><text:span text:style-name="T18">,” Draco whispered to the harp, catching two mocking looks from the other nobles. </text:span></text:p>
      <text:p text:style-name="P1">“<text:span text:style-name="T67">It’s my mother’s favourite spell”, the Malfoy heir said with a slight blush. </text:span><text:span text:style-name="T26">Suavis cunaria</text:span><text:span text:style-name="T18"> was a scarcely used spell, only even used by mothers to lull children. </text:span></text:p>
      <text:p text:style-name="P1">Vladmir sneered in response, but Neville thanked him. The lulling spell assured them one hour of calm. At the samme time, Kevin had calmly approached the beast to pet the central head’s nose. </text:p>
      <text:p text:style-name="P1">“<text:span text:style-name="T68">It’s cute!” the Muggle-born marveled. </text:span></text:p>
      <text:p text:style-name="P1">“<text:span text:style-name="T68">We don’t have the same notion of ‘cute’”, Hermione sighed as she sneaked between the big paws to reach the trapdoor. Neville reached to help her get a paw out of the way, and opened the thick wood pannel. The cerberus growled. They all froze but the dog only moved slightly, before getting back to its snoring. </text:span></text:p>
      <text:p text:style-name="P1">“Hum…<text:span text:style-name="T68"> I can’t see a thing,” Hermione said. </text:span>“<text:span text:style-name="T68">And I’m sure there’s something down there!” </text:span></text:p>
      <text:p text:style-name="P1">“<text:span text:style-name="T68">Get out the way Granger,” Draco sighed. “</text:span><text:span text:style-name="T27">Lumos</text:span><text:span text:style-name="T68">!” </text:span></text:p>
      <text:p text:style-name="P1"><text:span text:style-name="T14">The tip of his wand </text:span><text:span text:style-name="T15">glowed, and he pointed it to the dark corridor. A wavy, tentacular mass could be seen underneath. </text:span></text:p>
      <text:p text:style-name="P1">“<text:span text:style-name="T69">Devil’s Snare”, Neville immediately declared. </text:span></text:p>
      <text:p text:style-name="P1">“<text:span text:style-name="T69">Good,” Hermione said with a nod. </text:span>“<text:span text:style-name="T69">There’s a three to four metres drop, and it will soften the fall. But how to get through it?” </text:span></text:p>
      <text:p text:style-name="P1">“<text:span text:style-name="T69">Draco, it fears sunlight, could you…?” </text:span></text:p>
      <text:p text:style-name="P1"><text:span text:style-name="T69">Draco nodded at the group’s Herbology specialist, and cas a powerful </text:span><text:span text:style-name="T34">Lux solaris</text:span><text:span text:style-name="T22">. </text:span><text:span text:style-name="T69">The plant’s vines retracted ennough to show gaps between the stems. </text:span></text:p>
      <text:p text:style-name="P1"><text:span text:style-name="T3">“</text:span><text:span text:style-name="T15">There’s a corridor,” Hermione whispered, frowning. </text:span><text:span text:style-name="T3">“</text:span><text:span text:style-name="T15">Should we get down with a levitation spell?” </text:span></text:p>
      <text:p text:style-name="P1">No sooner said than done, they reached the floor. One after the other, they let themselves be carried by Vladmir’s spell, while Draco kept them out of the plant’s reach. Hermione took over from Draco once she landed in the corridor and the two heirs could get down in turn. </text:p>
      <text:p text:style-name="P1">“<text:span text:style-name="T69">Frankly,” Vladmir groaned when he landed. </text:span>“<text:span text:style-name="T69">If those are the Stone’s protections, I’m astonished the ectoplasm hasn’t stolen it yet! It’s way too easy!” </text:span></text:p>
      <text:p text:style-name="P1">“<text:span text:style-name="T69">You think…” </text:span></text:p>
      <text:p text:style-name="P1">“<text:span text:style-name="T69">It’s a trap? Obviously, but for who?” Neville murmurred. </text:span></text:p>
      <text:p text:style-name="P1">“<text:span text:style-name="T69">You think that once we reach the Stone, we get stuck?” </text:span></text:p>
      <text:p text:style-name="P1">“<text:span text:style-name="T69">Maybe,” Vladmir agreed. </text:span>“<text:span text:style-name="T69">One of us should stay back to tell the others if something happens.” </text:span></text:p>
      <text:p text:style-name="P1">“<text:span text:style-name="T69">I’ll do that,” Kevin declared. </text:span>“<text:span text:style-name="T70">Flitwick?” </text:span></text:p>
      <text:p text:style-name="P1">“<text:span text:style-name="T70">Flitwick”, Vladmir confirmed. </text:span>“<text:span text:style-name="T70">Two hours delay.” </text:span></text:p>
      <text:p text:style-name="P1"><text:soft-page-break/>The small Ravenclaw looked at his friends gravely and got an old pocket watch out. 6:45. If at 8:45 none of them had given news, he would tell his Head of House. Better safe than sorry. </text:p>
      <text:p text:style-name="P1">“<text:span text:style-name="T70">I’ll be in the library,” Kevin told them, as the Gryffindors and the Slytherin would not be able to enter the eagles’ common room. Then, with the help of a powerful levitation spelln Kevin went back where he came from and disappeared through the trapdoor opening. </text:span></text:p>
      <text:p text:style-name="P1">The four remaining children sombrely looked at each other, then walked the dark corridor, slowly going down in the castle. The place was in darkness, and they were wary, attentively watching their environment. Vladmir, with his faster reflexes, was walking at the front, while Draco was at the back. </text:p>
      <text:p text:style-name="P1"><text:span text:style-name="T70">They thus walk cautiously and reached the end of the corridor without a problem. A door was ajar, letting a ray of light through. A lazy </text:span><text:span text:style-name="T71">wing flutter could be heard, and Hermione interrogatively looked at her friends </text:span></text:p>
      <text:p text:style-name="P1">“<text:span text:style-name="T71">What kind of birds are we going to find?” </text:span></text:p>
      <text:p text:style-name="P1">“<text:span text:style-name="T71">Birds are the least of our worries, Granger,” Draco whispred in response. </text:span>“<text:span text:style-name="T71">They’re not the only creatures to have wings.” </text:span></text:p>
      <text:p text:style-name="P1">“<text:span text:style-name="T71">Hippogrifs, dragons, fairies, gargoyles… Birds are the least harmful creatures of the lot,” Neville agreed, while Vladmir was furtively looking in the room. </text:span></text:p>
      <text:p text:style-name="P1">“<text:span text:style-name="T71">Those are… keys,” the Russian murmured. </text:span>“<text:span text:style-name="T71">Winged keys. Only one should be able to open the door on the other side.” </text:span></text:p>
      <text:p text:style-name="P1">He slowly opened the door in full, and walked inside the room, on his guard. Indeed, hundreds of key of all shapes and sizes were flying aroung. </text:p>
      <text:p text:style-name="P1">“<text:span text:style-name="T71">In your opinion, could we catch it?” Neville asked, observing the lock to try to identify the metal, shape and colour of the key. He had tried an opening charm in vain. </text:span></text:p>
      <text:p text:style-name="P1">“Yes…<text:span text:style-name="T71"> Blimey, what would I give to be avampire to use shadow movement! We wouldn’t need a freaking key!” Vlamdir raged, watching the surroundings. </text:span></text:p>
      <text:p text:style-name="P1">“<text:span text:style-name="T71">Sergei can pass thorugh a door?” Hermione asked, astounded. </text:span></text:p>
      <text:p text:style-name="P1">“<text:span text:style-name="T71">Easily. He’s not subject to the usual physical laws. We should have brought him with us, he would have passed all protections in a heartbeat.” </text:span></text:p>
      <text:p text:style-name="P1">“<text:span text:style-name="T71">Why?” </text:span></text:p>
      <text:p text:style-name="P1">“<text:span text:style-name="T71">Most wizards think that magical creatures are inferior and protections on magical artifacts rarely take them into acount”, Neville distractedly said. </text:span>“<text:span text:style-name="T72">We need a big key, quite old-looking, probably silvery…” </text:span></text:p>
      <text:p text:style-name="P1">“<text:span text:style-name="T72">An accio?” Hermione asked. </text:span></text:p>
      <text:p text:style-name="P1"><text:span text:style-name="T3">“</text:span><text:span text:style-name="T16">Too easy,” Draco grumbled, although trying to cast the spell. In response, the keys began flying faster, creating a whilr around the room. </text:span><text:span text:style-name="T17">The Malfoy heir swore and turned to the others. </text:span></text:p>
      <text:p text:style-name="P1">“<text:span text:style-name="T73">What now?” </text:span></text:p>
      <text:p text:style-name="P1"><text:soft-page-break/>Vlamdir observed the flying objects, before getting his attention back in the room. Nothing… It was empty, no broom or anything to help them catch the key. On the other hand, it was not surprising, and the idea was to protect the Stone, not to do a, obstacle course with a reward at the end... </text:p>
      <text:p text:style-name="P1">He slowly unsheathed his wand, taking a risky bet. But after all, it was worth the try. </text:p>
      <text:p text:style-name="P1">“<text:span text:style-name="T50">Attract</text:span><text:span text:style-name="T56">” he ordered in Slavic magic, imagining the key in the lock. </text:span></text:p>
      <text:p text:style-name="P1">A wave of thick magic crashed around him, making his friends grimace in surpise. Easter magic, heavier and less refined, could seem coarse and stifling when in use, but is was also simpler. And Vlad was ready to bet that, as with magical creatures, the defences did not take into account other forms of magic. </text:p>
      <text:p text:style-name="P1">A key glowed at the ceiling and was slowly lowered, visibly trying to resist the attraction of the young Russian’s magic. Vlad thus renewed his spell, increasing the power, until Neville could catch it. Quickly, the lion slipped the key inside the lock, and rapidly opened the door in front of his friends’ raised wands. </text:p>
      <text:p text:style-name="P1">A new dark room awaited them, that they illuminated with the flick of a wand. In front of their astonished eyes, a huge chessboard showed up, taking all the room inside. The pieces, huge and made out of marble, were menacing. </text:p>
      <text:p text:style-name="P1">“<text:span text:style-name="T73">I bet you need to play to access the door hidden behind the white king,” Draco theatrically sighed deeply. </text:span></text:p>
      <text:p text:style-name="P1">“<text:span text:style-name="T73">We don’t need </text:span><text:span text:style-name="T74">to play,” Vlad sneered. </text:span></text:p>
      <text:p text:style-name="P1">The Russian walked to the centre of the room, and put down somehting in the middle of the black and white squares of the board, while the pieces followed him with their sight. </text:p>
      <text:p text:style-name="P1">“<text:span text:style-name="T74">Neville, do you know a spell for instantaneous growth for plants?” </text:span></text:p>
      <text:p text:style-name="P1">“<text:span text:style-name="T74">Yes, though the plants have a limited lifetime if their growth or development are artificial. They only las a few days, and their properties, beit magical or ornamental, are less potent…” </text:span></text:p>
      <text:p text:style-name="P1">“<text:span text:style-name="T74">It will last long enough to cross the room, won’t it?” </text:span></text:p>
      <text:p text:style-name="P1">“<text:span text:style-name="T74">It? Oh, a Devil’s Snare cuttin,” the amateur herbologist said, surprised, “but when…” </text:span></text:p>
      <text:p text:style-name="P1">Neville searched his pockets, before looking back at the Ravenclaw, with astonished eyes. </text:p>
      <text:p text:style-name="P1">“<text:span text:style-name="T74">Vladmir, when did you pick my pockets?” </text:span></text:p>
      <text:p text:style-name="P1">“<text:span text:style-name="T74">I’ve only just done it,” the Russian told him with a smile. “I saw you cut a stem, and I thought you might want to plant it. Might as well serve us now, no?” </text:span></text:p>
      <text:p text:style-name="P1"><text:span text:style-name="T74">The lion grumbled on the ability for a theif to find what they were lokking for in wizarding pockets, but he cast the accelerated growth spell on the small vine. </text:span><text:span text:style-name="T75">The string of magic, spring green in colour, caught to the plant, which shivered. It started to quickly grow and ramifications developed. The floor cracked because of the roots, while the vines wrapped around the chess pieces. </text:span></text:p>
      <text:p text:style-name="P1">Vladmir who had stepped back smiled when he saw the vines brush the end of their capes after having covered as much surface as possible, including the pieces. Using a light spell, the small <text:soft-page-break/>group walked to the other door, staying close to the walls to get as far as possible from the new Devil’s snare. </text:p>
      <text:p text:style-name="P1">At the moment they reached the back wall, the white pieces suddenly moved, making all jump. The reaction was surprising though. Because of the sudden movement, the vines that were wrapped around the pieces quickly tightened, and dark cracks rang out, as Draco opened the new door. </text:p>
      <text:p text:style-name="P1">“<text:span text:style-name="T75">Hey, a new troll!” Neville jeered. “You think the Halloween one came from here?” </text:span></text:p>
      <text:p text:style-name="P1"><text:span text:style-name="T75">At his sides, Hermione and Draco </text:span><text:span text:style-name="T76">pinched their noses, while Vladmir softly groaned when he saw the mountain of dirt and muscle walk towards them, growling. They heard a crash behind them, and Hermione who had just looked back at the chessboard room saw dust and debris spring from where there formerly were magical chess pieces. </text:span></text:p>
      <text:p text:style-name="P1">“<text:span text:style-name="T76">We won’t have a problem with the previous trial when we get back,” she said with a small, trembling voice, observing the troll in front of them. </text:span>“<text:span text:style-name="T76">What about that one?” </text:span></text:p>
      <text:p text:style-name="P1">“<text:span text:style-name="T76">We stun the problem,” Neville sighed. </text:span></text:p>
      <text:p text:style-name="P1">“<text:span text:style-name="T76">How?” The young lioness squeaked, terrified. </text:span></text:p>
      <text:p text:style-name="P1">“<text:span text:style-name="T76">First Charms lesson… </text:span><text:span text:style-name="T28">Wingardium Leviosa!</text:span><text:span text:style-name="T19">” </text:span></text:p>
      <text:p text:style-name="P1">The lion made the troll’s clubfly and violently threw it on the troll’s head. A new crack rang out, and Draco sneered. </text:p>
      <text:p text:style-name="P1">“<text:span text:style-name="T76">I think the problem is gone forever,” he declared. </text:span></text:p>
      <text:p text:style-name="P1">Neville tilted his head, thoughtful for a moment, before nodding. Indeed, the troll seemed a bit too immobile to be only sleeping. </text:p>
      <text:p text:style-name="P1">“<text:span text:style-name="T76">Two trolls for the first-years,” Hermione whispered, carefully walking around the innanimate troll. </text:span>“<text:span text:style-name="T76">You think we can do better?” </text:span></text:p>
      <text:p text:style-name="P1">“<text:span text:style-name="T76">Don’t worry, Mione, the next challenge is for you,” Neville told her with a smile. </text:span></text:p>
      <text:p text:style-name="P1"><text:span text:style-name="T76">He could not have said better. The next room, a simple room with seven potions, trapped them indeed, making the Russian smile. They finally had a real challenge. The fires guarding the doors were magical, completely magic-proof, and probably not made by Light magic, if Vladmir was right. He found a hint of Dark magic inside them. No spell </text:span><text:span text:style-name="T77">did anything, and they had no help whatsoever. </text:span></text:p>
      <text:p text:style-name="P1">Hermione, the most gifted of them in Potions, was the only one to recognise the three hidden poisons in the vials, judging from their smell, texture and colour. </text:p>
      <text:p text:style-name="P1">“<text:span text:style-name="T77">Frankly Mione, hats off!” Neville congratulated her after she cast poison detection spells to confirm, with Draco’s help. </text:span><text:span text:style-name="T78">She thus put the three vials aside and focused on the remaining four. </text:span></text:p>
      <text:p text:style-name="P1">“<text:span text:style-name="T78">Any idea what to do?” Draco whispered, observing in turn the unknown vials. </text:span>“<text:span text:style-name="T78">Wait! Those two… They’re the same. They smell… like plants?” </text:span></text:p>
      <text:p text:style-name="P1">He pushed the two glass containers and Neville took them, smelling them attentively. </text:p>
      <text:p text:style-name="P1"><text:soft-page-break/>“<text:span text:style-name="T78">I only smell one plant. Nettle… with a hint of alcohol, maybe. Nettle is not a potions ingredient, as far as I know.” </text:span></text:p>
      <text:p text:style-name="P1">“<text:span text:style-name="T79">So there are those two left,” Draco murmured. </text:span></text:p>
      <text:p text:style-name="P1">The first, small, contained barely anything, while the other, bulkier, was fuller. One probably made it possible to continue, while the second opened the way back. All four grimaced at the idea to be randomly right or wrong, then Hermione took the first vial. </text:p>
      <text:p text:style-name="P1">“<text:span text:style-name="T79">Honestly, there are only about two mouthfuls in this one…” </text:span></text:p>
      <text:p text:style-name="P1">She put it back, observing the three nobles with a trembling smile. </text:p>
      <text:p text:style-name="P1">“<text:span text:style-name="T79">I’ll take a sip from the fuller one and test the last door.” </text:span></text:p>
      <text:p text:style-name="P1">“<text:span text:style-name="T79">No Mione!” Neville exclaimed, shaking his head. “It’s too dangerous! It’s not your…” </text:span></text:p>
      <text:p text:style-name="P1">“<text:span text:style-name="T79">She’s not wrong”, Vladmir cut him sombrely, “and that’s probably the best solution. If she has the good potion, there will be enough for all of us. If it’s the wrong one, she will be slightly burned, and can walk back safely, leaving us the good potion.” </text:span></text:p>
      <text:p text:style-name="P1">“<text:span text:style-name="T79">And if she is wrong all along?” Neville gloomily asked. </text:span></text:p>
      <text:p text:style-name="P1">Vladmir looked at him with an expressionless face. </text:p>
      <text:p text:style-name="P1">“<text:span text:style-name="T79">Then it is very probable she dies from a poison,” he said in a lifeless voice. </text:span></text:p>
      <text:p text:style-name="P1">Neville and Vladmir stared at each other, the tension between them tangible, when Hermione quickly drank from the vial. Neville jumped and looked at her, worried. To their surpise, instead of going to the unknown door, she passed her hand through the flames keeping the exit shut. </text:p>
      <text:p text:style-name="P1">With a victorious smile, she raised an intact hand, and wished them luck. The three remaining boys looked at each other, before Draco took a sip from the last potion and put their theory to the test with a trembling hand. </text:p>
      <text:p text:style-name="P1">Sharing the rest slowly, Neville and Vlamdir followed the Slytherin through the flames. Unsheathing their wands once again, they slowly slipped between the columns of the new rooms, slowly moving as not to alert the people already present inside. </text:p>
      <text:p text:style-name="P1">“<text:span text:style-name="T79">And you say you are a Dark Mage?” Sergei’s voice said with a thick Slavic accent. </text:span>“<text:span text:style-name="T79">I only see a misareable man.” </text:span></text:p>
      <text:p text:style-name="P1">“<text:span text:style-name="T80">You don’t know who I am, vampire”, a calm voice responded. </text:span></text:p>
      <text:p text:style-name="P1">“<text:span text:style-name="T80">I can return the compliment,” the vampire jeered. </text:span>“<text:span text:style-name="T80">But I know more than you think. Quirinus Quirell, Death-Eater, Defence Against the Dark Arts Professor… And current host to Lord Voldemort.” </text:span></text:p>
      <text:p text:style-name="P1">“<text:span text:style-name="T80">You know and yet you came alone… And you are now at my mercy,” the Defence professor soughed. </text:span></text:p>
      <text:p text:style-name="P1">The three boys looked at each other. Sergei had followed Quirell, who was there to probably steal the Philosopher’s Stone. Having to confront the Dark Mage was not something they had anticipated… With a tacit agreement, Neville walked in the light, while his friend hid in the <text:soft-page-break/>darkness. Sergei was immbilised against a wall, numerous wounds marking his body. He was pinned against the stones, large silver shards traversing him, but talking without any sign of pain. In front of him, his opponent was also in a bad shape, dark blood slowly flowing from his flank and the large bite in his shoulder. </text:p>
      <text:p text:style-name="P1">“<text:span text:style-name="T81">He us not alone”, Neville said with a confident voice. </text:span></text:p>
      <text:p text:style-name="P1">“<text:span text:style-name="T81">You are not the one I was expecting,” Quirell declared without any surprise, turning his wand to Neville. </text:span></text:p>
      <text:p text:style-name="P1">“<text:span text:style-name="T81">Maybe I am the one then?” </text:span></text:p>
      <text:p text:style-name="P1">Draco appeared, opposite Sergei, and pointed his wand on the adult in the centre of the room. </text:p>
      <text:p text:style-name="P1">“<text:span text:style-name="T81">A Malfoy?” </text:span></text:p>
      <text:p text:style-name="P1">Draco only raised a haughty eyebrow, before grinning contemptuously when he saw Vlad free Sergei, who softly landed besides him, while the professor was not looking. </text:p>
      <text:p text:style-name="P1">“<text:span text:style-name="T81">I think he is talking about me.” </text:span></text:p>
      <text:p text:style-name="P1">Quirell swiftly pivoted and froze when he saw Vladmir standing besides Sergei. </text:p>
      <text:p text:style-name="P1">“<text:span text:style-name="T81">I’d like to directly talk to your master”, the young Russian said with a glacial voice. </text:span>“<text:span text:style-name="T81">Would you please get this ridiculous turban off.” </text:span></text:p>
      <text:p text:style-name="P1">Sergei slightly leaned on his young friend, blessing his intervention. Silver was really effective against vampires and the man obviously knew how to fight against his race. </text:p>
      <text:p text:style-name="P1"><text:span text:style-name="T81">In the centre of the room, Quirell, a professor usuall fearfull and stuttering, was standing straight and proud, not seeming worried about the three boys and the vampires. Yet, none of the young studends who had skilfully surrounded him seemed afraid or hesitant. Draco, was leaning against an anciant mirror, and showed a haughty and mocking face. Neville, straight and noble, watched the man without any emotion, and Vladmir looked at his enemy like he </text:span><text:span text:style-name="T82">could have looked at a louse. </text:span></text:p>
      <text:p text:style-name="P1">“<text:span text:style-name="T82">Let me talk to them.” </text:span></text:p>
      <text:p text:style-name="P1">The voice from beyoung the grave suddenly rose up, making the Professor tense up. </text:p>
      <text:p text:style-name="P1">“<text:span text:style-name="T82">But Master…” </text:span></text:p>
      <text:p text:style-name="P1">“<text:span text:style-name="T82">Obey!” The voice hissed. </text:span></text:p>
      <text:p text:style-name="P1">Quirell twitched, then raised his arms to slowly undo his turban before turning just as slowly. </text:p>
      <text:p text:style-name="P1">“<text:span text:style-name="T82">Harry Potter…” </text:span></text:p>
      <text:p text:style-name="P1"><text:span text:style-name="T4">Vlamdir stayed expressionless, and looked at the man’s face. He was pale like white chalk, his eyes were red; the thing that had destroyed his family, his parents’ assassin, the one responsible for the Potters’ decline was there in front of him. </text:span><text:span text:style-name="T82">Vlamdir discretely gritted his teeth and strengthened his grip around his wand.</text:span></text:p>
      <text:p text:style-name="P1"><text:span text:style-name="T3">“Harry…</text:span><text:span text:style-name="T5"> se</text:span><text:span text:style-name="T6">e</text:span><text:span text:style-name="T5"> what I have become because of you. I have to share a body, to drink unicorn blood to survive. My dowfall is because of you, it is thus logical you will what allows my return. You...” </text:span></text:p>
      <text:p text:style-name="P1"><text:soft-page-break/>Sergei is right,” Neville cut him, observing the thing with the interest of a biologist in front of a new species, “it’s only a parasite. But he talks a lot!” </text:p>
      <text:p text:style-name="P1">“<text:span text:style-name="T83">Quite a sinister parasite... He used to be a great speaked,” Draco sneered. </text:span></text:p>
      <text:p text:style-name="P1">“<text:span text:style-name="T83">Keyword is </text:span><text:span text:style-name="T29">used…</text:span><text:span text:style-name="T36"> You are far from your former glory, Dark mage,” the Longbottom heir slowly declared. </text:span></text:p>
      <text:p text:style-name="P1">“How…” </text:p>
      <text:p text:style-name="P1"><text:span text:style-name="T83">Voldemort would not finish his sentence as he was hit by Draco’s Silencing charm while attention was on Neville. Vlamdir </text:span><text:span text:style-name="T84">took advantage of the opportunity to swiftly cast a disarming spell and caught the Dark mage’s wand, which he broke in half. Quirell yelled in anger, even if no sound came out of his mouth, and furiously stared at the young Russian. He pretended to jump on him, but Sergei suddenly stood in front of Valdmir, who had a mean smile while he whispered a few words in Russian. </text:span></text:p>
      <text:p text:style-name="P1">“<text:span text:style-name="T84">You should not underestimate children, Voldemort,” the vampire whispered while stepping forward slowly, taking back the true appearance of his race. </text:span>“<text:span text:style-name="T84">You should know that better than most, for you have mixed with nobility. Heirs of noble house are more knowledgeable than most students in their years, and they are not afraid of threats. </text:span></text:p>
      <text:p text:style-name="P1"><text:span text:style-name="T84">Slowly, Sergei </text:span><text:span text:style-name="T85">walked to the Professor whose face now seeme properly terrified, while the parasite seemed fuming and silently yelles curses. With a smile, the vampire explained his mistakes. The wizard had been so full of himself that he had not panicked when he had been surrounded. First novice mistake. He had not noticed that the vampire was freed. Second mistake. Then he had focused on part of his opponents, while ignoring the others. Third mistake. Finally, he had underestimated his opponents. Fourth and most fatal error. </text:span></text:p>
      <text:p text:style-name="P1">Sergei suddenly grabbed the Defence Professor and plunged his canines in the pale throat to savagely slaughter the man. Draco and Neville turned their sight from the view, but Vladmir watched as the blood dripped. He saw the dark haze rising from the agonising body of the Defence professor and disappear between the stones of the ceiling. He gave the room a sinister smile. He would be able to avenge the name of the Potters.</text:p>
      <text:p text:style-name="P2">.<text:span text:style-name="T86">oOo.</text:span></text:p>
      <text:p text:style-name="P1">“So in the end, we won’t have found the Philosopher’s Stone,” Hermione sighed, a few hours after. </text:p>
      <text:p text:style-name="P1">She had waited for her friends at the library with Kevin until 8:37 They had packed their things, preparing to go see Professot Flitwick when the three of them came back. They quickly went to their meeting room to find Sergei. After Quirell’s death, they had thouroughly searched the room, not finding any trace of the Stone. They had thus met with their friends a few minutes from the set time, annoyed. </text:p>
      <text:p text:style-name="P1">“<text:span text:style-name="T86">We save</text:span><text:span text:style-name="T95">d</text:span><text:span text:style-name="T86"> Sergei’s hide, that’s the most important thing,” Vladmir mocked, ignoring the vampire’s slight growl in response. </text:span></text:p>
      <text:p text:style-name="P1">Draco gave him a smile and put a blood-red stone in front of the Russian while they all laughed at the vampire’s expens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fo:hyphenation-ladder-count="no-limit"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fo:hyphenate="true" fo:hyphenation-remain-char-count="2" fo:hyphenation-push-char-count="2" loext:hyphenation-no-caps="false"/>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1:03:10.281433930</meta:creation-date>
    <meta:generator>LibreOffice/6.4.6.2$Linux_X86_64 LibreOffice_project/40$Build-2</meta:generator>
    <dc:date>2020-11-24T01:46:44.161424399</dc:date>
    <meta:editing-duration>PT1H3M42S</meta:editing-duration>
    <meta:editing-cycles>18</meta:editing-cycles>
    <meta:document-statistic meta:table-count="0" meta:image-count="0" meta:object-count="0" meta:page-count="14" meta:paragraph-count="230" meta:word-count="6527" meta:character-count="38336" meta:non-whitespace-character-count="31809"/>
  </office:meta>
</office:document-meta>
</file>